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text-properties officeooo:rsid="001dca20" officeooo:paragraph-rsid="001dca20"/>
    </style:style>
    <style:style style:name="P3" style:family="paragraph" style:parent-style-name="Text_20_body" style:list-style-name="L3">
      <style:text-properties officeooo:rsid="001e3064" officeooo:paragraph-rsid="001e3064"/>
    </style:style>
    <style:style style:name="P4" style:family="paragraph" style:parent-style-name="Text_20_body">
      <style:text-properties officeooo:rsid="001e3064" officeooo:paragraph-rsid="001e3064"/>
    </style:style>
    <style:style style:name="P5" style:family="paragraph" style:parent-style-name="Text_20_body">
      <style:text-properties officeooo:rsid="001e5174" officeooo:paragraph-rsid="001e5174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e3064"/>
    </style:style>
    <style:style style:name="T2" style:family="text">
      <style:text-properties officeooo:rsid="001e517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Overview</text:span>:</text:p>
      <text:list xml:id="list626842232" text:style-name="L3">
        <text:list-item>
          <text:p text:style-name="P3">User-friendly study application</text:p>
        </text:list-item>
        <text:list-item>
          <text:p text:style-name="P3">Quizzes users with multiple-choice questions</text:p>
        </text:list-item>
        <text:list-item>
          <text:p text:style-name="P3">Variety of topics to choose from via database</text:p>
        </text:list-item>
        <text:list-item>
          <text:p text:style-name="P3">Tracks responses to monitor study progress over time</text:p>
          <text:p text:style-name="P3"/>
        </text:list-item>
      </text:list>
      <text:p text:style-name="P4">Scenarios:</text:p>
      <text:p text:style-name="P4">A user logs into the application, selects a topic of interest and answers multiple choice questions. Feedback is given after they answer each question and is recorded within their user profile.</text:p>
      <text:p text:style-name="P4">At a later date, the same user logs back in, reviewing their scores from previous tests and can see topics that they haven’t tested. They select the same topic and retests with a randomized question pool. This pool can be adjusted by the user of how many questions will be asked.</text:p>
      <text:p text:style-name="P4">A different user logs in, selects the same or a different database of questions, and <text:span text:style-name="T2">proceeds to answer questions without overwriting the progress of another user.</text:span></text:p>
      <text:p text:style-name="Text_20_body"/>
      <text:p text:style-name="P5">System Specs:</text:p>
      <text:p text:style-name="P5">A PC with JDK 6.0 and SQL database capabilities</text:p>
      <text:p text:style-name="P5">2 GB of RAM and 2.0 GHz CPU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11:21.439054379</meta:creation-date>
    <dc:date>2020-01-22T20:55:30.028919202</dc:date>
    <meta:editing-duration>PT13M28S</meta:editing-duration>
    <meta:editing-cycles>1</meta:editing-cycles>
    <meta:document-statistic meta:table-count="0" meta:image-count="0" meta:object-count="0" meta:page-count="1" meta:paragraph-count="13" meta:word-count="159" meta:character-count="926" meta:non-whitespace-character-count="784"/>
    <meta:generator>LibreOffice/6.0.7.3$Linux_X86_64 LibreOffice_project/00m0$Build-3</meta:generator>
  </office:meta>
</office:document-meta>
</file>